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d186" officeooo:paragraph-rsid="001fd186"/>
    </style:style>
    <style:style style:name="P2" style:family="paragraph" style:parent-style-name="Standard">
      <style:text-properties officeooo:rsid="001fd186" officeooo:paragraph-rsid="00209bc3"/>
    </style:style>
    <style:style style:name="P3" style:family="paragraph" style:parent-style-name="Standard">
      <style:text-properties fo:font-weight="bold" officeooo:rsid="001fd186" officeooo:paragraph-rsid="001fd186" style:font-weight-asian="bold" style:font-weight-complex="bold"/>
    </style:style>
    <style:style style:name="P4" style:family="paragraph" style:parent-style-name="Standard">
      <style:text-properties fo:font-weight="bold" officeooo:rsid="001fd186" officeooo:paragraph-rsid="00209bc3" style:font-weight-asian="bold" style:font-weight-complex="bold"/>
    </style:style>
    <style:style style:name="P5" style:family="paragraph" style:parent-style-name="Standard">
      <style:text-properties officeooo:rsid="00209bc3" officeooo:paragraph-rsid="00209bc3"/>
    </style:style>
    <style:style style:name="T1" style:family="text">
      <style:text-properties officeooo:rsid="00209bc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 Project Progress Report:</text:p>
      <text:p text:style-name="P1"/>
      <text:p text:style-name="P1"/>
      <text:p text:style-name="P3">Week 1</text:p>
      <text:p text:style-name="P1"/>
      <text:p text:style-name="P1">In Week 1, we did not know about team project or what would we be doing in the course. Even</text:p>
      <text:p text:style-name="P1">though sir gave an overview about the course in the 1 st lecture, things were not clear. So, there was</text:p>
      <text:p text:style-name="P1">no work done. Moreover, there was no team formed during the first week. So, during the first week,</text:p>
      <text:p text:style-name="P1">I worked more towards attaining some knowledge.</text:p>
      <text:p text:style-name="P1"/>
      <text:p text:style-name="P1"/>
      <text:p text:style-name="P3">Week 2</text:p>
      <text:p text:style-name="P1"/>
      <text:p text:style-name="P1">Previous Week's goal- Nothing</text:p>
      <text:p text:style-name="P1">Present Week goal- To think of an innovative idea for the group project and start learning in group.</text:p>
      <text:p text:style-name="P1"/>
      <text:p text:style-name="P1">#1. Me and my group sat together for 2 hours thinking what software we can develop which should</text:p>
      <text:p text:style-name="P1">be kind of innovative and dynamic.</text:p>
      <text:p text:style-name="P1">#2. Learnt the art of thinking in an innovative manner in a team and working in a team.</text:p>
      <text:p text:style-name="P1">#3. Divided the work in the team and started thinking about the possible ways of solving the</text:p>
      <text:p text:style-name="P1">problem.</text:p>
      <text:p text:style-name="P1"/>
      <text:p text:style-name="P1">Accomlishments- Thinking of some innovative ideas, Working in a team.</text:p>
      <text:p text:style-name="P1">Next week goal- Finalise on the project, technologies and timeline we would set for the completion</text:p>
      <text:p text:style-name="P1">of the project.</text:p>
      <text:p text:style-name="P1"/>
      <text:p text:style-name="P1"/>
      <text:p text:style-name="P3">Week 3</text:p>
      <text:p text:style-name="P1"/>
      <text:p text:style-name="P1">Previous Week's goal- To think of innovative project.</text:p>
      <text:p text:style-name="P1">Present Week goal- Freeze upon the projects and the technologies.</text:p>
      <text:p text:style-name="P1"/>
      <text:p text:style-name="P1">#1. Dicussed about 5-6 ideas with sir.</text:p>
      <text:p text:style-name="P1">#2. Again improvised on how to think in a team.</text:p>
      <text:p text:style-name="P1">#3. Discussed about the technologies we would be using for the project.</text:p>
      <text:p text:style-name="P1"/>
      <text:p text:style-name="P1">Accomplishments- Started thinking in an innovative manner and could estimate about the</text:p>
      <text:p text:style-name="P1">technology we would use for the development and the rough estimation of timeline for the</text:p>
      <text:p text:style-name="P1">completion of the project.</text:p>
      <text:p text:style-name="P1">Next week goal- Start implementation.</text:p>
      <text:p text:style-name="P1"/>
      <text:p text:style-name="P1"/>
      <text:p text:style-name="P4">Week <text:span text:style-name="T1">4</text:span></text:p>
      <text:p text:style-name="P2"/>
      <text:p text:style-name="P2">Previous Week's goal- Freeze upon the projects and the technologies.</text:p>
      <text:p text:style-name="P2">Present Week goal- <text:span text:style-name="T1">Start with the implementation and finalize upon the use cases and backlogs</text:span></text:p>
      <text:p text:style-name="P2"/>
      <text:p text:style-name="P2">#1. <text:span text:style-name="T1">Started with the HTML/CSS part.</text:span></text:p>
      <text:p text:style-name="P2">#2. <text:span text:style-name="T1">Came up with the view using HTML/CSS for the home page of the application.</text:span></text:p>
      <text:p text:style-name="P2">#3. <text:span text:style-name="T1">Finalized upon the backlogs, use cases for the project.</text:span></text:p>
      <text:p text:style-name="P5">#4. Also, discussed about how to make the application lightweight. Read some articles on internet.</text:p>
      <text:p text:style-name="P5">#5. Also, developed the views that was cross-browser compatible.</text:p>
      <text:p text:style-name="P2"><text:soft-page-break/></text:p>
      <text:p text:style-name="P2"><text:span text:style-name="T3">Accomplishments</text:span>- <text:span text:style-name="T1">Developed a prototype of views for the team project. Finalized upon the backlogs, use cases for the project. Made views which was cross-browser compatible.</text:span></text:p>
      <text:p text:style-name="P2"/>
      <text:p text:style-name="P2"><text:span text:style-name="T2">Next week goal</text:span>- <text:span text:style-name="T1">Write down detailed SRS, user stories, use cases and backlogs.</text:span></text:p>
      <text:p text:style-name="P2"/>
      <text:p text:style-name="P2"/>
      <text:p text:style-name="P4">Week <text:span text:style-name="T1">5</text:span></text:p>
      <text:p text:style-name="P2"/>
      <text:p text:style-name="P2">Previous Week's goal- <text:span text:style-name="T1">Start with the implementation and finalize upon the use cases and backlogs.</text:span></text:p>
      <text:p text:style-name="P2">Present Week goal- <text:span text:style-name="T1">Write down detailed SRS, user stories, use cases and backlogs.</text:span></text:p>
      <text:p text:style-name="P2"/>
      <text:p text:style-name="P2">#1. <text:span text:style-name="T1">Wrote complete detailed SRS for the project explaining the various system features, interface requirements of the project.</text:span></text:p>
      <text:p text:style-name="P2">#2. <text:span text:style-name="T1">Completed the user stories of the project.</text:span></text:p>
      <text:p text:style-name="P5">#3. Wrote the complete use cases and backlogs for the project.</text:p>
      <text:p text:style-name="P2"/>
      <text:p text:style-name="P2"><text:span text:style-name="T3">Accomplishments</text:span>- <text:span text:style-name="T1">Learnt about how to write a good, detailed SRS, use cases, user stories and backlogs for any software that we develop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7T13:05:55.935504209</meta:creation-date>
    <dc:date>2015-09-27T13:14:31.289342474</dc:date>
    <meta:editing-duration>PT7M33S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2" meta:paragraph-count="44" meta:word-count="478" meta:character-count="2854" meta:non-whitespace-character-count="2393"/>
  </office:meta>
</office:document-meta>
</file>